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1ebe" officeooo:paragraph-rsid="00191e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 <text:s/>&lt;Space&gt;f <text:s text:c="3"/>lsp.buf.formatting()&lt;CR&gt;</text:p>
      <text:p text:style-name="Standard">n <text:s/>&lt;Space&gt;q <text:s text:c="3"/>lsp.diagnostic.set_loclist()&lt;CR&gt;</text:p>
      <text:p text:style-name="Standard">n <text:s/>&lt;Space&gt;e <text:s text:c="3"/>lsp.diagnostic.show_line_diagnostics()&lt;CR&gt;</text:p>
      <text:p text:style-name="Standard">n <text:s/>&lt;Space&gt;ca <text:s text:c="2"/>lsp.buf.code_action()&lt;CR&gt;</text:p>
      <text:p text:style-name="Standard">n <text:s/>&lt;Space&gt;rn <text:s text:c="2"/>lsp.buf.rename()&lt;CR&gt;</text:p>
      <text:p text:style-name="Standard">n <text:s/>&lt;Space&gt;D <text:s text:c="3"/>lsp.buf.type_definition()&lt;CR&gt;</text:p>
      <text:p text:style-name="Standard">n <text:s/>&lt;Space&gt;wl <text:s text:c="2"/>t(vim.inspect(vim.lsp.buf.list_workspace_folders()))&lt;CR&gt;</text:p>
      <text:p text:style-name="Standard">n <text:s/>&lt;Space&gt;wr <text:s text:c="2"/>lsp.buf.remove_workspace_folder()&lt;CR&gt;</text:p>
      <text:p text:style-name="Standard">n <text:s/>&lt;Space&gt;wa <text:s text:c="2"/>lsp.buf.add_workspace_folder()&lt;CR&gt;</text:p>
      <text:p text:style-name="Standard">n <text:s/>gr <text:s text:c="9"/>lsp.buf.references()&lt;CR&gt;</text:p>
      <text:p text:style-name="Standard">n <text:s/>gi <text:s text:c="9"/>lsp.buf.implementation()&lt;CR&gt;</text:p>
      <text:p text:style-name="Standard">n <text:s/>gd <text:s text:c="9"/>lsp.buf.definition()&lt;CR&gt;</text:p>
      <text:p text:style-name="Standard">n <text:s/>gD <text:s text:c="9"/>lsp.buf.declaration()&lt;CR&gt;</text:p>
      <text:p text:style-name="Standard">n <text:s/>&lt;S-NL&gt; <text:s text:c="5"/>lsp.diagnostic.goto_next()&lt;CR&gt;</text:p>
      <text:p text:style-name="Standard"><text:s text:c="3"/>&lt;M-n&gt; <text:s text:c="6"/>*@:call AutoPairsJump()&lt;CR&gt;</text:p>
      <text:p text:style-name="Standard"><text:s text:c="3"/>&lt;M-p&gt; <text:s text:c="6"/>*@:call AutoPairsToggle()&lt;CR&gt;</text:p>
      <text:p text:style-name="Standard">n <text:s/>&lt;Tab&gt; <text:s text:c="8"/>:tabnext&lt;CR&gt;</text:p>
      <text:p text:style-name="Standard">n <text:s/>&lt;NL&gt; <text:s text:c="7"/>* &lt;Cmd&gt;Lspsaga diagnostic_jump_next&lt;CR&gt;</text:p>
      <text:p text:style-name="Standard">n <text:s/>&lt;C-W&gt;&lt;NL&gt; <text:s text:c="4"/>&lt;C-W&gt;-</text:p>
      <text:p text:style-name="Standard">n <text:s/>&lt;C-W&gt;&lt;C-K&gt; <text:s text:c="3"/>&lt;C-W&gt;+</text:p>
      <text:p text:style-name="Standard">n <text:s/>&lt;C-W&gt;&lt;C-L&gt; <text:s text:c="3"/>&lt;C-W&gt;&gt;</text:p>
      <text:p text:style-name="Standard">n <text:s/>&lt;C-W&gt;&lt;C-H&gt; <text:s text:c="3"/>&lt;C-W&gt;&lt;</text:p>
      <text:p text:style-name="Standard">n <text:s/>&lt;Space&gt;dcbp <text:s text:c="2"/>VimspectorToggleConditionalBreakpoint</text:p>
      <text:p text:style-name="Standard">n <text:s/>&lt;Space&gt;dbp <text:s text:c="3"/>VimspectorToggleBreakpoint</text:p>
      <text:p text:style-name="Standard">n <text:s/>&lt;Space&gt;drc <text:s text:c="3"/>VimspectorRunToCursor</text:p>
      <text:p text:style-name="Standard">n <text:s/>&lt;Space&gt;d&lt;Space&gt; * vimspector#Continue()&lt;CR&gt;</text:p>
      <text:p text:style-name="Standard">n <text:s/>&lt;Space&gt;d_ <text:s text:c="4"/>VimspectorRestart</text:p>
      <text:p text:style-name="Standard">n <text:s/>&lt;Space&gt;dk <text:s text:c="4"/>VimspectorStepOut</text:p>
      <text:p text:style-name="Standard">n <text:s/>&lt;Space&gt;dj <text:s text:c="4"/>VimspectorStepOver</text:p>
      <text:p text:style-name="Standard">n <text:s/>&lt;Space&gt;dl <text:s text:c="4"/>VimspectorStepInto</text:p>
      <text:p text:style-name="Standard">n <text:s/>&lt;Space&gt;dtcb * vimspector#CleanLineBreakpoint()&lt;CR&gt;</text:p>
      <text:p text:style-name="Standard">n <text:s/>&lt;Space&gt;de <text:s text:c="2"/>* vimspector#Reset()&lt;CR&gt;</text:p>
      <text:p text:style-name="Standard">n <text:s/>&lt;Space&gt;do <text:s text:c="2"/>* GotoWindow(g:vimspector_session_windows.output)&lt;CR&gt;</text:p>
      <text:p text:style-name="Standard">n <text:s/>&lt;Space&gt;ds <text:s text:c="2"/>* GotoWindow(g:vimspector_session_windows.stack_trace)&lt;CR&gt;</text:p>
      <text:p text:style-name="Standard">n <text:s/>&lt;Space&gt;dw <text:s text:c="2"/>* GotoWindow(g:vimspector_session_windows.watches)&lt;CR&gt;</text:p>
      <text:p text:style-name="Standard">n <text:s/>&lt;Space&gt;dv <text:s text:c="2"/>* GotoWindow(g:vimspector_session_windows.variables)&lt;CR&gt;</text:p>
      <text:p text:style-name="Standard">n <text:s/>&lt;Space&gt;dt <text:s text:c="2"/>* GotoWindow(g:vimspector_session_windows.tagpage)&lt;CR&gt;</text:p>
      <text:p text:style-name="Standard">n <text:s/>&lt;Space&gt;dc <text:s text:c="2"/>* GotoWindow(g:vimspector_session_windows.code)&lt;CR&gt;</text:p>
      <text:p text:style-name="Standard">n <text:s/>&lt;Space&gt;dd <text:s text:c="2"/>* vimspector#Launch()&lt;CR&gt;</text:p>
      <text:p text:style-name="Standard">n <text:s/>&lt;Space&gt;m <text:s text:c="3"/>* :MaximizerToggle!&lt;CR&gt;</text:p>
      <text:p text:style-name="Standard">x <text:s/>&lt;Space&gt;cu <text:s text:c="4"/>NERDCommenterUncomment</text:p>
      <text:p text:style-name="Standard">n <text:s/>&lt;Space&gt;cu <text:s text:c="4"/>NERDCommenterUncomment</text:p>
      <text:p text:style-name="Standard">x <text:s/>&lt;Space&gt;cb <text:s text:c="4"/>NERDCommenterAlignBoth</text:p>
      <text:p text:style-name="Standard">n <text:s/>&lt;Space&gt;cb <text:s text:c="4"/>NERDCommenterAlignBoth</text:p>
      <text:p text:style-name="Standard">x <text:s/>&lt;Space&gt;cl <text:s text:c="4"/>NERDCommenterAlignLeft</text:p>
      <text:p text:style-name="Standard">n <text:s/>&lt;Space&gt;cl <text:s text:c="4"/>NERDCommenterAlignLeft</text:p>
      <text:p text:style-name="Standard">n <text:s/>&lt;Space&gt;cA <text:s text:c="4"/>NERDCommenterAppend</text:p>
      <text:p text:style-name="Standard">x <text:s/>&lt;Space&gt;cy <text:s text:c="4"/>NERDCommenterYank</text:p>
      <text:p text:style-name="Standard">n <text:s/>&lt;Space&gt;cy <text:s text:c="4"/>NERDCommenterYank</text:p>
      <text:p text:style-name="Standard"><text:soft-page-break/></text:p>
      <text:p text:style-name="Standard">x <text:s/>&lt;Space&gt;cs <text:s text:c="4"/>NERDCommenterSexy</text:p>
      <text:p text:style-name="Standard">n <text:s/>&lt;Space&gt;cs <text:s text:c="4"/>NERDCommenterSexy</text:p>
      <text:p text:style-name="Standard">x <text:s/>&lt;Space&gt;ci <text:s text:c="4"/>NERDCommenterInvert</text:p>
      <text:p text:style-name="Standard">n <text:s/>&lt;Space&gt;ci <text:s text:c="4"/>NERDCommenterInvert</text:p>
      <text:p text:style-name="Standard">n <text:s/>&lt;Space&gt;c$ <text:s text:c="4"/>NERDCommenterToEOL</text:p>
      <text:p text:style-name="Standard">x <text:s/>&lt;Space&gt;cn <text:s text:c="4"/>NERDCommenterNested</text:p>
      <text:p text:style-name="Standard">n <text:s/>&lt;Space&gt;cn <text:s text:c="4"/>NERDCommenterNested</text:p>
      <text:p text:style-name="Standard">x <text:s/>&lt;Space&gt;cm <text:s text:c="4"/>NERDCommenterMinimal</text:p>
      <text:p text:style-name="Standard">n <text:s/>&lt;Space&gt;cm <text:s text:c="4"/>NERDCommenterMinimal</text:p>
      <text:p text:style-name="Standard">x <text:s/>&lt;Space&gt;c&lt;Space&gt; <text:s text:c="2"/>NERDCommenterToggle</text:p>
      <text:p text:style-name="Standard">n <text:s/>&lt;Space&gt;c&lt;Space&gt; <text:s text:c="2"/>NERDCommenterToggle</text:p>
      <text:p text:style-name="Standard">x <text:s/>&lt;Space&gt;cc <text:s text:c="4"/>NERDCommenterComment</text:p>
      <text:p text:style-name="Standard">n <text:s/>&lt;Space&gt;cc <text:s text:c="4"/>NERDCommenterComment</text:p>
      <text:p text:style-name="Standard">n <text:s/>&lt;Space&gt;x <text:s text:c="3"/>* "_x</text:p>
      <text:p text:style-name="Standard">n <text:s/>&lt;Space&gt;nf <text:s text:c="2"/>* :NERDTreeFind&lt;CR&gt;</text:p>
      <text:p text:style-name="Standard">n <text:s/>&lt;Space&gt;nt <text:s text:c="2"/>* :NERDTreeToggle&lt;CR&gt;</text:p>
      <text:p text:style-name="Standard">n <text:s/>&lt;Space&gt;nn <text:s text:c="2"/>* :NERDTree&lt;CR&gt;</text:p>
      <text:p text:style-name="Standard">n <text:s/>&lt;Space&gt;n <text:s text:c="3"/>* :NERDTreeFocus&lt;CR&gt;</text:p>
      <text:p text:style-name="Standard">n <text:s/>&lt;Space&gt;ww <text:s text:c="2"/>* ofunction wait(ms: number): </text:p>
      <text:p text:style-name="Standard"><text:s text:c="8"/>Promise&lt;void&gt; {&lt;CR&gt;return new Promise</text:p>
      <text:p text:style-name="Standard"><text:s text:c="8"/>(res =&gt; setTimeout(res, ms));&lt;CR&gt;}</text:p>
      <text:p text:style-name="Standard"><text:s text:c="8"/>&lt;Esc&gt;k=i{&lt;CR&gt;</text:p>
      <text:p text:style-name="Standard"/>
      <text:p text:style-name="Standard">n <text:s/>&lt;Space&gt;th <text:s text:c="4"/>BujoAddnormal</text:p>
      <text:p text:style-name="Standard">n <text:s/>&lt;Space&gt;tu <text:s text:c="4"/>BujoChecknormal</text:p>
      <text:p text:style-name="Standard">v <text:s/>&lt;Space&gt;d <text:s text:c="3"/>* "_d</text:p>
      <text:p text:style-name="Standard">n <text:s/>&lt;Space&gt;d <text:s text:c="3"/>* "_d</text:p>
      <text:p text:style-name="Standard">n <text:s/>&lt;Space&gt;Y <text:s text:c="3"/>* gg"+yG</text:p>
      <text:p text:style-name="Standard">v <text:s/>&lt;Space&gt;y <text:s text:c="3"/>* "+y</text:p>
      <text:p text:style-name="Standard">n <text:s/>&lt;Space&gt;y <text:s text:c="3"/>* "+y</text:p>
      <text:p text:style-name="Standard">v <text:s/>&lt;Space&gt;p <text:s text:c="3"/>* "_dP</text:p>
      <text:p text:style-name="Standard">n <text:s/>&lt;Space&gt;s <text:s text:c="3"/>* :%s/\&lt;&lt;C-R&gt;&lt;C-W&gt;\&gt;/&lt;C-R&gt;&lt;C-W&gt;/gI&lt;Left&gt;&lt;Left&gt;&lt;Left&gt;</text:p>
      <text:p text:style-name="Standard">n <text:s/>&lt;Space&gt;cpu <text:s/>* a%" PRIu64 "&lt;Esc&gt;</text:p>
      <text:p text:style-name="Standard">n <text:s/>&lt;Space&gt;ee <text:s text:c="2"/>* oif err != nil {&lt;CR&gt;log.Fatalf("%+v\n", err)&lt;CR&gt;}&lt;CR&gt;&lt;Esc&gt;kkI&lt;Esc&gt;</text:p>
      <text:p text:style-name="Standard">n <text:s/>&lt;Space&gt;rp <text:s text:c="2"/>* :resize 100&lt;CR&gt;</text:p>
      <text:p text:style-name="Standard">n <text:s/>&lt;Space&gt;- <text:s text:c="3"/>* :vertical resize -5&lt;CR&gt;</text:p>
      <text:p text:style-name="Standard">n <text:s/>&lt;Space&gt;+ <text:s text:c="3"/>* :vertical resize +5&lt;CR&gt;</text:p>
      <text:p text:style-name="Standard">n <text:s/>&lt;Space&gt;&lt;CR&gt; * :so ~/.config/nvim/init.vim&lt;CR&gt;</text:p>
      <text:p text:style-name="Standard">n <text:s/>&lt;Space&gt;pv <text:s text:c="2"/>* :Ex&lt;CR&gt;</text:p>
      <text:p text:style-name="Standard">n <text:s/>&lt;Space&gt;u <text:s text:c="3"/>* :UndotreeShow&lt;CR&gt;</text:p>
      <text:p text:style-name="Standard">n <text:s/>&lt;Space&gt;bs <text:s text:c="2"/>* /&lt;C-R&gt;=escape(expand("&lt;cWORD&gt;"), "/")&lt;CR&gt;&lt;CR&gt;</text:p>
      <text:p text:style-name="Standard">n <text:s/>&lt;Space&gt;ghw <text:s/>* :h &lt;C-R&gt;=expand("&lt;cword&gt;")&lt;CR&gt;&lt;CR&gt;</text:p>
      <text:p text:style-name="Standard">v <text:s/>&lt;Space&gt;ca <text:s text:c="2"/>* :&lt;C-U&gt;lua require('lspsaga.codeaction').range_code_action()&lt;CR&gt;</text:p>
      <text:p text:style-name="Standard">n <text:s/>&lt;Space&gt;ca <text:s text:c="2"/>* &lt;Cmd&gt;lua require('lspsaga.codeaction').code_action()&lt;CR&gt;</text:p>
      <text:p text:style-name="Standard">n <text:s/>&lt;Space&gt;gs <text:s text:c="2"/>* :Gstatus&lt;CR&gt;</text:p>
      <text:p text:style-name="Standard">n <text:s/>&lt;Space&gt;&lt;Space&gt; * :call ToggleQuickfix()&lt;CR&gt;</text:p>
      <text:p text:style-name="Standard">n <text:s/>&lt;Space&gt; <text:s text:c="6"/>&lt;C-W&gt;w</text:p>
      <text:p text:style-name="Standard">v <text:s/># <text:s text:c="10"/>* :&lt;C-U&gt;let old_reg=getreg('"')|</text:p>
      <text:p text:style-name="Standard"><text:soft-page-break/><text:s text:c="5"/>let old_regtype=getregtype('"')&lt;CR&gt;gvy?&lt;C-R&gt;&lt;C-R&gt;=</text:p>
      <text:p text:style-name="Standard"><text:s text:c="5"/>substitute(escape(@", '?\.*$^~['), '\_s\+', '\\_s\\+', 'g')&lt;CR&gt;&lt;CR&gt;gV:</text:p>
      <text:p text:style-name="Standard"><text:s text:c="5"/>call setreg('"', old_reg, old_regtype)&lt;CR&gt;</text:p>
      <text:p text:style-name="Standard"/>
      <text:p text:style-name="Standard">o <text:s/>% <text:s text:c="12"/>(MatchitOperationForward)</text:p>
      <text:p text:style-name="Standard">x <text:s/>% <text:s text:c="12"/>(MatchitVisualForward)</text:p>
      <text:p text:style-name="Standard">n <text:s/>% <text:s text:c="12"/>(MatchitNormalForward)</text:p>
      <text:p text:style-name="Standard">v <text:s/>* <text:s text:c="10"/>* :&lt;C-U&gt;let old_reg=getreg('"')|let old</text:p>
      <text:p text:style-name="Standard"><text:s text:c="4"/>_regtype=getregtype('"')&lt;CR&gt;gvy/&lt;C-R&gt;&lt;C-R&gt;=</text:p>
      <text:p text:style-name="Standard"><text:s text:c="4"/>substitute(escape(@", '/\.*$^~['), '\_s\+', '\\_s\\+', 'g')&lt;CR&gt;&lt;CR&gt;gV:</text:p>
      <text:p text:style-name="Standard"><text:s text:c="4"/>call setreg('"', old_reg, old_regtype)&lt;CR&gt;</text:p>
      <text:p text:style-name="Standard"/>
      <text:p text:style-name="Standard">n <text:s/>;h <text:s text:c="9"/>Telescope help_tags&lt;CR&gt;</text:p>
      <text:p text:style-name="Standard">n <text:s/>;b <text:s text:c="9"/>Telescope buffers&lt;CR&gt;</text:p>
      <text:p text:style-name="Standard">n <text:s/>;g <text:s text:c="9"/>Telescope live_grep&lt;CR&gt;</text:p>
      <text:p text:style-name="Standard">n <text:s/>;f <text:s text:c="9"/>Telescope find_files&lt;CR&gt;</text:p>
      <text:p text:style-name="Standard">v <text:s/>J <text:s text:c="10"/>* :m '&gt;+1&lt;CR&gt;gv=gv</text:p>
      <text:p text:style-name="Standard">n <text:s/>K <text:s text:c="10"/>* &lt;Cmd&gt;Lspsaga hover_doc&lt;CR&gt;</text:p>
      <text:p text:style-name="Standard">v <text:s/>K <text:s text:c="10"/>* :m '&lt;-2&lt;CR&gt;gv=gv</text:p>
      <text:p text:style-name="Standard">n <text:s/>Q <text:s text:c="10"/>* &lt;Nop&gt;</text:p>
      <text:p text:style-name="Standard">o <text:s/>[% <text:s text:c="9"/>(MatchitOperationMultiBackward)</text:p>
      <text:p text:style-name="Standard">x <text:s/>[% <text:s text:c="9"/>(MatchitVisualMultiBackward)</text:p>
      <text:p text:style-name="Standard">n <text:s/>[% <text:s text:c="9"/>(MatchitNormalMultiBackward)</text:p>
      <text:p text:style-name="Standard">n <text:s/>\- <text:s text:c="9"/>* &lt;C-X&gt;</text:p>
      <text:p text:style-name="Standard">n <text:s/>\+ <text:s text:c="9"/>* &lt;C-A&gt;</text:p>
      <text:p text:style-name="Standard">n <text:s/>\x <text:s text:c="9"/>* "_x</text:p>
      <text:p text:style-name="Standard">o <text:s/>]% <text:s text:c="9"/>(MatchitOperationMultiForward)</text:p>
      <text:p text:style-name="Standard">x <text:s/>]% <text:s text:c="9"/>(MatchitVisualMultiForward)</text:p>
      <text:p text:style-name="Standard">n <text:s/>]% <text:s text:c="9"/>(MatchitNormalMultiForward)</text:p>
      <text:p text:style-name="Standard">x <text:s/>a% <text:s text:c="9"/>(MatchitVisualTextObject)</text:p>
      <text:p text:style-name="Standard">n <text:s/>dw <text:s text:c="9"/>vb"_d</text:p>
      <text:p text:style-name="Standard">n <text:s/>gr <text:s text:c="9"/>&lt;Cmd&gt;Lspsaga rename&lt;CR&gt;</text:p>
      <text:p text:style-name="Standard">v <text:s/>gx <text:s text:c="9"/>NetrwBrowseXVis</text:p>
      <text:p text:style-name="Standard">n <text:s/>gx <text:s text:c="9"/>NetrwBrowseX</text:p>
      <text:p text:style-name="Standard">o <text:s/>g% <text:s text:c="9"/>(MatchitOperationBackward)</text:p>
      <text:p text:style-name="Standard">x <text:s/>g% <text:s text:c="9"/>(MatchitVisualBackward)</text:p>
      <text:p text:style-name="Standard">n <text:s/>g% <text:s text:c="9"/>(MatchitNormalBackward)</text:p>
      <text:p text:style-name="Standard">n <text:s/>gh <text:s text:c="9"/>Lspsaga lsp_finder&lt;CR&gt;</text:p>
      <text:p text:style-name="Standard"><text:s text:c="3"/>sl <text:s text:c="11"/>&lt;C-W&gt;l</text:p>
      <text:p text:style-name="Standard"><text:s text:c="3"/>sj <text:s text:c="11"/>&lt;C-W&gt;j</text:p>
      <text:p text:style-name="Standard"><text:s text:c="3"/>sk <text:s text:c="11"/>&lt;C-W&gt;k</text:p>
      <text:p text:style-name="Standard"><text:s text:c="3"/>sh <text:s text:c="11"/>&lt;C-W&gt;h</text:p>
      <text:p text:style-name="Standard"><text:s text:c="3"/>s&lt;Right&gt; <text:s text:c="5"/>&lt;C-W&gt;l</text:p>
      <text:p text:style-name="Standard"><text:s text:c="3"/>s&lt;Down&gt; <text:s text:c="6"/>&lt;C-W&gt;j</text:p>
      <text:p text:style-name="Standard"><text:s text:c="3"/>s&lt;Up&gt; <text:s text:c="8"/>&lt;C-W&gt;k</text:p>
      <text:p text:style-name="Standard"><text:s text:c="3"/>s&lt;Left&gt; <text:s text:c="6"/>&lt;C-W&gt;h</text:p>
      <text:p text:style-name="Standard">n <text:s/>sv <text:s text:c="11"/>:vsplit&lt;CR&gt;&lt;C-W&gt;w</text:p>
      <text:p text:style-name="Standard">n <text:s/>ss <text:s text:c="11"/>:split&lt;CR&gt;&lt;C-W&gt;w</text:p>
      <text:p text:style-name="Standard">n <text:s/>te <text:s text:c="11"/>:tabedit&lt;Space&gt;</text:p>
      <text:p text:style-name="Standard"><text:soft-page-break/>n <text:s/>y&lt;C-G&gt; <text:s text:c="5"/>&amp; :&lt;C-U&gt;call setreg(v:register, fugitive#Object(@%))&lt;CR&gt;</text:p>
      <text:p text:style-name="Standard">v <text:s/>&lt;F3&gt; <text:s text:c="7"/>* :MaximizerToggle&lt;CR&gt;gv</text:p>
      <text:p text:style-name="Standard">n <text:s/>&lt;F3&gt; <text:s text:c="7"/>* :MaximizerToggle&lt;CR&gt;</text:p>
      <text:p text:style-name="Standard">n <text:s/>&lt;Right&gt; <text:s text:c="4"/>* :tabnext&lt;CR&gt;</text:p>
      <text:p text:style-name="Standard">n <text:s/>&lt;Left&gt; <text:s text:c="5"/>* :tabprevious&lt;CR&gt;</text:p>
      <text:p text:style-name="Standard">n <text:s/>&lt;S-Tab&gt; <text:s text:c="6"/>:tabprev&lt;CR&gt;</text:p>
      <text:p text:style-name="Standard">n <text:s/>&lt;F1&gt; <text:s text:c="9"/>ggVG</text:p>
      <text:p text:style-name="Standard">n <text:s/>&lt;C-S-P&gt; <text:s text:c="4"/>* "0p</text:p>
      <text:p text:style-name="Standard"/>
      <text:p text:style-name="P1">&lt;leader&gt;a </text:p>
      <text:p text:style-name="P1">{<text:tab/>AerialPrev&lt;CR&gt;</text:p>
      <text:p text:style-name="P1">}<text:tab/>AerialNext&lt;CR&gt;</text:p>
      <text:p text:style-name="P1">-- Jump up the tree with '[[' or ']]' </text:p>
      <text:p text:style-name="P1">[[<text:tab/>AerialPrevUp&lt;CR&gt;</text:p>
      <text:p text:style-name="P1">]]<text:tab/>AerialNextUp&lt;CR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0:01:29.901966505</meta:creation-date>
    <dc:date>2021-07-05T14:30:14.372531670</dc:date>
    <meta:editing-duration>PT3H18M1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57" meta:word-count="555" meta:character-count="6041" meta:non-whitespace-character-count="4679"/>
  </office:meta>
</office:document-meta>
</file>